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Обычный">
        <draw:frame draw:style-name="gr1" draw:layer="layout" svg:width="23.9cm" svg:height="14.5cm" svg:x="2.8cm" svg:y="3.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inkin </meta:initial-creator>
    <meta:creation-date>2013-05-25T22:34:09</meta:creation-date>
    <dc:date>2013-05-25T22:55:25</dc:date>
    <dc:creator>krinkin </dc:creator>
    <meta:editing-duration>PT9M11S</meta:editing-duration>
    <meta:editing-cycles>4</meta:editing-cycles>
    <meta:generator>LibreOffice/3.6$Linux_x86 LibreOffice_project/36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901cm" svg:height="14.501cm" xlink:href="." xlink:type="simple" chart:class="chart:line" chart:style-name="ch1">
        <chart:plot-area chart:style-name="ch2" chart:data-source-has-labels="both" svg:x="1.489cm" svg:y="1.295cm" svg:width="21.456cm" svg:height="11.935cm">
          <chartooo:coordinate-region svg:x="2.851cm" svg:y="1.494cm" svg:width="19.762cm" svg:height="11.089cm"/>
          <chart:axis chart:dimension="x" chart:name="primary-x" chart:style-name="ch3" chartooo:axis-type="auto">
            <chartooo:date-scale/>
            <chart:title svg:x="10.096cm" svg:y="13.52cm" chart:style-name="ch4">
              <text:p>количество операций, 10^8</text:p>
            </chart:title>
            <chart:categories table:cell-range-address="local-table.$A$2:.$A$15"/>
          </chart:axis>
          <chart:axis chart:dimension="y" chart:name="primary-y" chart:style-name="ch5">
            <chart:title svg:x="0.451cm" svg:y="8.907cm" chart:style-name="ch6">
              <text:p>разница времени, мс</text:p>
            </chart:title>
            <chart:grid chart:style-name="ch7" chart:class="major"/>
          </chart:axis>
          <chart:series chart:style-name="ch8" chart:values-cell-range-address="local-table.$B$2:.$B$15" chart:label-cell-address="local-table.$B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52026">
                <text:p>52026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57960">
                <text:p>579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3570">
                <text:p>63570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69908">
                <text:p>699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7033">
                <text:p>77033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83576">
                <text:p>835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0018">
                <text:p>90018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96066">
                <text:p>960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3138">
                <text:p>103138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110088">
                <text:p>1100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6058">
                <text:p>116058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127144">
                <text:p>1271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9139">
                <text:p>129139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34309">
                <text:p>134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